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o stretchy="false">π</mo>
                <msup>
                  <mi>r</mi>
                  <mn>2</mn>
                </msup>
                <mi>h</mi>
              </mrow>
              <mn>3</mn>
            </mfrac>
          </mrow>
        </mtd>
      </mtr>
      <mtr>
        <mtd>
          <mrow>
            <mi mathvariant="italic">Mantelarean</mi>
            <mrow>
              <mi/>
              <mo stretchy="false">=</mo>
              <mi/>
            </mrow>
            <mo stretchy="false">π</mo>
            <mi mathvariant="italic">rs</mi>
          </mrow>
        </mtd>
      </mtr>
      <mtr>
        <mtd>
          <mrow>
            <mi mathvariant="italic">Totala</mi>
            <mi mathvariant="italic">arean</mi>
            <mrow>
              <mi/>
              <mo stretchy="false">=</mo>
              <mi/>
            </mrow>
            <mo stretchy="false">π</mo>
            <mi mathvariant="italic">rs</mi>
            <mrow>
              <mi/>
              <mo stretchy="false">+</mo>
              <mi/>
            </mrow>
            <mo stretchy="false">π</mo>
            <msup>
              <mi>r</mi>
              <mn>2</mn>
            </msup>
            <mrow>
              <mi/>
              <mo stretchy="false">=</mo>
              <mi/>
            </mrow>
            <mo stretchy="false">π</mo>
            <mi>r</mi>
            <mrow>
              <mo stretchy="false">(</mo>
              <mrow>
                <mi>s</mi>
                <mrow>
                  <mi/>
                  <mo stretchy="false">+</mo>
                  <mi/>
                </mrow>
                <mi>r</mi>
              </mrow>
              <mo stretchy="false">)</mo>
            </mrow>
          </mrow>
        </mtd>
      </mtr>
    </mtable>
    <annotation encoding="StarMath 5.0">Volym ~=~ {%pi r^{2}h} over {3}
newline
Mantelarean ~=~ %pi rs
newline
Totala arean ~=~ %pi rs `+` %pi r^{2} ~=~ %pi r (s `+`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